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8861in" table:align="margins"/>
    </style:style>
    <style:style style:name="Table1.A" style:family="table-column">
      <style:table-column-properties style:column-width="5.2021in" style:rel-column-width="20188*"/>
    </style:style>
    <style:style style:name="Table1.B" style:family="table-column">
      <style:table-column-properties style:column-width="6.4813in" style:rel-column-width="25154*"/>
    </style:style>
    <style:style style:name="Table1.C" style:family="table-column">
      <style:table-column-properties style:column-width="5.2028in" style:rel-column-width="20193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Text_20_body">
      <style:paragraph-properties fo:margin-top="0in" fo:margin-bottom="0in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style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8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1e4835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0227fbd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7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2" style:family="text">
      <style:text-properties fo:font-style="italic"/>
    </style:style>
    <style:style style:name="T13" style:family="text">
      <style:text-properties fo:font-style="italic" officeooo:rsid="001e4835"/>
    </style:style>
    <style:style style:name="T14" style:family="text">
      <style:text-properties officeooo:rsid="001de804"/>
    </style:style>
    <style:style style:name="T15" style:family="text">
      <style:text-properties officeooo:rsid="001e4835"/>
    </style:style>
    <style:style style:name="T16" style:family="text">
      <style:text-properties officeooo:rsid="00227fb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14">eP</text:span>rosima<text:line-break/>Ronda del Poniente 2, 1ºG<text:line-break/>28760 Tres Cantos (Madrid)</text:p>
          </table:table-cell>
          <table:table-cell table:style-name="Table1.A1" office:value-type="string">
            <text:p text:style-name="P8"><draw:frame draw:style-name="fr1" draw:name="graphics1" text:anchor-type="as-char" svg:width="2.5in" svg:height="0.6457in" draw:z-index="0"><draw:image xlink:href="../doc/logo/eProsimaLogo.png" xlink:type="simple" xlink:show="embed" xlink:actuate="onLoad"/></draw:frame></text:p>
            <text:p text:style-name="P9"><text:span text:style-name="T10">eProsima </text:span><text:span text:style-name="T11">Non-Intrusive DDS Recorder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><text:span text:style-name="T8">support@eprosima.com</text:span></text:a><text:span text:style-name="T8"><text:line-break/></text:span><text:span text:style-name="T9">Phone: +34 91 804 34 48<text:line-break/></text:span><text:a xlink:type="simple" xlink:href="http://www.eprosima.com/"><text:span text:style-name="T8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doc/Installation%20Manual.pdf"><text:span text:style-name="T4">Installation Manual</text:span></text:a><text:span text:style-name="T4">. This document explains the installation process for several platforms and it guides you to have ready this product in your system.</text:span></text:p>
      <text:p text:style-name="P10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doc/User%20Manual.pdf"><text:span text:style-name="T4">User Manual</text:span></text:a><text:span text:style-name="T4">. This document covers the basic and advance concepts of this product and it introduces you in its usage.</text:span></text:p>
      <text:p text:style-name="P11"><text:span text:style-name="T5">For details about this version of </text:span><text:span text:style-name="T3">eProsima </text:span><text:span text:style-name="T2">Non-Intrusive DDS Recorder</text:span><text:span text:style-name="T6"> </text:span><text:span text:style-name="T7">you can read the </text:span><text:a xlink:type="simple" xlink:href="../doc/Release%20Notes.pdf"><text:span text:style-name="T7">Release Notes</text:span></text:a>.</text:p>
      <text:p text:style-name="P7"/>
      <text:p text:style-name="P6">Copyright © 201<text:span text:style-name="T16">3</text:span> eProsima. All rights reserved.</text:p>
      <text:p text:style-name="P5">This copy of <text:span text:style-name="T12">eProsima </text:span><text:span text:style-name="T13">Non-Intrusive DDS Recorder</text:span> is licensed to you under the terms described in the <text:span text:style-name="T15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rial1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09-26T12:05:09.540000000</dc:date>
    <meta:editing-duration>PT31M52S</meta:editing-duration>
    <meta:editing-cycles>37</meta:editing-cycles>
    <meta:generator>LibreOffice/4.1.1.2$Windows_x86 LibreOffice_project/7e4286b58adc75a14f6d83f53a03b6c11fa2903</meta:generator>
    <meta:document-statistic meta:table-count="1" meta:image-count="1" meta:object-count="0" meta:page-count="1" meta:paragraph-count="9" meta:word-count="132" meta:character-count="870" meta:non-whitespace-character-count="746"/>
  </office:meta>
</office:document-meta>
</file>